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45in"/>
    </style:style>
    <style:style style:name="co2" style:family="table-column">
      <style:table-column-properties fo:break-before="auto" style:column-width="0.7744in"/>
    </style:style>
    <style:style style:name="co3" style:family="table-column">
      <style:table-column-properties fo:break-before="auto" style:column-width="0.7417in"/>
    </style:style>
    <style:style style:name="co4" style:family="table-column">
      <style:table-column-properties fo:break-before="auto" style:column-width="0.4799in"/>
    </style:style>
    <style:style style:name="co5" style:family="table-column">
      <style:table-column-properties fo:break-before="auto" style:column-width="1.2in"/>
    </style:style>
    <style:style style:name="co6" style:family="table-column">
      <style:table-column-properties fo:break-before="auto" style:column-width="0.8618in"/>
    </style:style>
    <style:style style:name="co7" style:family="table-column">
      <style:table-column-properties fo:break-before="auto" style:column-width="0.3492in"/>
    </style:style>
    <style:style style:name="co8" style:family="table-column">
      <style:table-column-properties fo:break-before="auto" style:column-width="0.6917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1.2874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PageStyle_5f_Bolle">
      <style:table-properties table:display="true" style:writing-mode="lr-tb"/>
    </style:style>
    <style:style style:name="ta2" style:family="table" style:master-page-name="PageStyle_5f_Entrate_5f_Uscite">
      <style:table-properties table:display="true" style:writing-mode="lr-tb"/>
    </style:style>
    <style:style style:name="ta3" style:family="table" style:master-page-name="PageStyle_5f_Stipendi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glyph-orientation-vertical="0" fo:border-bottom="0.0138in solid #000000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end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3" style:family="table-cell" style:parent-style-name="Default">
      <style:table-cell-properties style:glyph-orientation-vertical="0" fo:border-bottom="0.0346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4" style:family="table-cell" style:parent-style-name="Default">
      <style:table-cell-properties style:glyph-orientation-vertical="0" fo:border-bottom="0.0138in solid #000000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end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 style:data-style-name="N0">
      <style:table-cell-properties style:glyph-orientation-vertical="0" fo:border-bottom="0.0346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0138in solid #000000"/>
    </style:style>
    <style:style style:name="ce10" style:family="table-cell" style:parent-style-name="Default" style:data-style-name="N36">
      <style:table-cell-properties style:diagonal-bl-tr="none" style:diagonal-tl-br="none" fo:border="0.0138in solid #000000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2" style:family="table-cell" style:parent-style-name="Default" style:data-style-name="N10108"/>
    <style:style style:name="ce13" style:family="table-cell" style:parent-style-name="Default" style:data-style-name="N10108">
      <style:table-cell-properties style:diagonal-bl-tr="none" style:diagonal-tl-br="none" fo:border="0.0138in solid #000000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5" style:family="table-cell" style:parent-style-name="Default">
      <style:table-cell-properties style:glyph-orientation-vertical="0" fo:border-bottom="0.0138in solid #000000" fo:background-color="#ff99cc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</style:style>
    <style:style style:name="ce16" style:family="table-cell" style:parent-style-name="Default">
      <style:table-cell-properties style:glyph-orientation-vertical="0" fo:border-bottom="0.0138in solid #000000" fo:background-color="#ffcc99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</style:style>
    <style:style style:name="ce17" style:family="table-cell" style:parent-style-name="Default">
      <style:table-cell-properties style:glyph-orientation-vertical="0" fo:border-bottom="0.0138in solid #000000" fo:background-color="#ffff99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</style:style>
    <style:style style:name="ce18" style:family="table-cell" style:parent-style-name="Default">
      <style:table-cell-properties style:glyph-orientation-vertical="0" fo:border-bottom="0.0346in solid #000000" fo:background-color="#ccffcc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</style:style>
    <style:style style:name="ce19" style:family="table-cell" style:parent-style-name="Default">
      <style:table-cell-properties style:glyph-orientation-vertical="0" fo:border-bottom="0.0138in solid #000000" fo:background-color="#99ccff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order-bottom="0.0346in solid #000000" fo:background-color="#ccffcc" style:diagonal-bl-tr="none" style:diagonal-tl-br="none" style:text-align-source="fix" style:repeat-content="false" fo:wrap-option="wrap" fo:border-left="0.0346in solid #000000" style:direction="ltr" fo:border-right="0.0346in solid #000000" style:rotation-angle="9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21" style:family="table-cell" style:parent-style-name="Default">
      <style:table-cell-properties style:glyph-orientation-vertical="0" fo:border-bottom="0.0138in solid #000000" fo:background-color="#ccffcc" style:diagonal-bl-tr="none" style:diagonal-tl-br="none" style:text-align-source="fix" style:repeat-content="false" fo:wrap-option="wrap" fo:border-left="0.0346in solid #000000" style:direction="ltr" fo:border-right="0.0346in solid #000000" style:rotation-angle="9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22" style:family="table-cell" style:parent-style-name="Default">
      <style:table-cell-properties style:glyph-orientation-vertical="0" fo:border-bottom="0.0138in solid #000000" fo:background-color="#ff99cc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</style:style>
    <style:style style:name="ce23" style:family="table-cell" style:parent-style-name="Default">
      <style:table-cell-properties style:glyph-orientation-vertical="0" fo:border-bottom="0.0138in solid #000000" fo:background-color="#ffcc99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</style:style>
    <style:style style:name="ce24" style:family="table-cell" style:parent-style-name="Default">
      <style:table-cell-properties style:glyph-orientation-vertical="0" fo:border-bottom="0.0138in solid #000000" fo:background-color="#ffff99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</style:style>
    <style:style style:name="ce25" style:family="table-cell" style:parent-style-name="Default">
      <style:table-cell-properties style:glyph-orientation-vertical="0" fo:border-bottom="0.0346in solid #000000" fo:background-color="#ccffcc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</style:style>
    <style:style style:name="ce26" style:family="table-cell" style:parent-style-name="Default">
      <style:table-cell-properties style:glyph-orientation-vertical="0" fo:border-bottom="0.0138in solid #000000" fo:background-color="#99ccff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</style:style>
    <style:style style:name="ce27" style:family="table-cell" style:parent-style-name="Default">
      <style:table-cell-properties style:glyph-orientation-vertical="0" fo:border-bottom="0.0138in solid #000000" fo:background-color="#ccffcc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</style:style>
    <style:style style:name="ce2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9" style:family="table-cell" style:parent-style-name="Default">
      <style:table-cell-properties style:glyph-orientation-vertical="0" fo:border-bottom="0.0138in solid #000000" fo:background-color="#ffcc99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31" style:family="table-cell" style:parent-style-name="Default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</style:style>
    <style:style style:name="ce32" style:family="table-cell" style:parent-style-name="Default">
      <style:table-cell-properties style:glyph-orientation-vertical="0" fo:border-bottom="0.0346in solid #000000" fo:background-color="#ffcc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</style:style>
    <style:style style:name="ce33" style:family="table-cell" style:parent-style-name="Default">
      <style:table-cell-properties style:glyph-orientation-vertical="0" fo:border-bottom="0.0346in solid #000000" fo:background-color="#ffcc99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</style:style>
    <style:style style:name="ce34" style:family="table-cell" style:parent-style-name="Default">
      <style:table-cell-properties style:glyph-orientation-vertical="0" fo:border-bottom="0.0138in solid #000000" fo:background-color="#ffcc99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</style:style>
    <style:style style:name="ce3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</style:style>
    <style:style style:name="ce36" style:family="table-cell" style:parent-style-name="Default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Bolle" table:style-name="ta1" table:print="false">
        <table:table-column table:style-name="co1" table:number-columns-repeated="2" table:default-cell-style-name="ce2"/>
        <table:table-column table:style-name="co1" table:default-cell-style-name="ce5"/>
        <table:table-column table:style-name="co1" table:number-columns-repeated="2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z</text:p>
          </table:table-cell>
          <table:table-cell table:number-columns-repeated="25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number-columns-repeated="253"/>
        </table:table-row>
        <table:table-row table:style-name="ro1">
          <table:table-cell table:number-columns-repeated="2" table:style-name="ce3" office:value-type="float" office:value="3">
            <text:p>3</text:p>
          </table:table-cell>
          <table:table-cell table:style-name="ce6" office:value-type="float" office:value="50">
            <text:p>50</text:p>
          </table:table-cell>
          <table:table-cell table:number-columns-repeated="253"/>
        </table:table-row>
      </table:table>
      <table:table table:name="Entrate_Uscite" table:style-name="ta2" table:print="false"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3"/>
        <table:table-column table:style-name="co2" table:default-cell-style-name="ce13"/>
        <table:table-column table:style-name="co7" table:default-cell-style-name="ce13"/>
        <table:table-column table:style-name="co8" table:default-cell-style-name="ce12"/>
        <table:table-column table:style-name="co8" table:number-columns-repeated="248" table:default-cell-style-name="Default"/>
        <table:table-row table:style-name="ro2">
          <table:table-cell table:style-name="ce7" office:value-type="string" table:number-columns-spanned="2" table:number-rows-spanned="1">
            <text:p>Dipendenti</text:p>
          </table:table-cell>
          <table:covered-table-cell table:style-name="ce11"/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Default" table:number-columns-repeated="8"/>
          <table:table-cell table:number-columns-repeated="248"/>
        </table:table-row>
        <table:table-row table:style-name="ro1">
          <table:table-cell table:style-name="ce8" office:value-type="string">
            <text:p>Cognome</text:p>
          </table:table-cell>
          <table:table-cell table:style-name="ce8" office:value-type="string">
            <text:p>Nome</text:p>
          </table:table-cell>
          <table:table-cell table:style-name="Default" table:number-columns-repeated="2"/>
          <table:table-cell table:style-name="ce12" table:number-columns-repeated="3"/>
          <table:table-cell table:style-name="Default"/>
          <table:table-cell table:number-columns-repeated="248"/>
        </table:table-row>
        <table:table-row table:style-name="ro1">
          <table:table-cell table:style-name="ce9" office:value-type="string">
            <text:p>Bianchi</text:p>
          </table:table-cell>
          <table:table-cell office:value-type="string">
            <text:p>Mario</text:p>
          </table:table-cell>
          <table:table-cell table:style-name="Default" table:number-columns-repeated="2"/>
          <table:table-cell table:style-name="ce12"/>
          <table:table-cell table:style-name="Default"/>
          <table:table-cell table:style-name="ce12"/>
          <table:table-cell table:style-name="Default"/>
          <table:table-cell table:number-columns-repeated="248"/>
        </table:table-row>
        <table:table-row table:style-name="ro1">
          <table:table-cell table:style-name="ce9" office:value-type="string">
            <text:p>Rossi</text:p>
          </table:table-cell>
          <table:table-cell office:value-type="string">
            <text:p>Franco</text:p>
          </table:table-cell>
          <table:table-cell table:style-name="Default" table:number-columns-repeated="2"/>
          <table:table-cell table:style-name="ce12"/>
          <table:table-cell table:style-name="Default"/>
          <table:table-cell table:style-name="ce12"/>
          <table:table-cell table:style-name="Default"/>
          <table:table-cell table:number-columns-repeated="248"/>
        </table:table-row>
        <table:table-row table:style-name="ro1">
          <table:table-cell table:style-name="ce9" office:value-type="string">
            <text:p>Verdi</text:p>
          </table:table-cell>
          <table:table-cell office:value-type="string">
            <text:p>Anna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9" office:value-type="string">
            <text:p>Neri</text:p>
          </table:table-cell>
          <table:table-cell office:value-type="string">
            <text:p>Maria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9" office:value-type="string">
            <text:p>Gialli</text:p>
          </table:table-cell>
          <table:table-cell office:value-type="string">
            <text:p>Antonio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Default" table:number-columns-repeated="8"/>
          <table:table-cell table:number-columns-repeated="248"/>
        </table:table-row>
        <table:table-row table:style-name="ro2">
          <table:table-cell table:style-name="ce7" office:value-type="string" table:number-columns-spanned="7" table:number-rows-spanned="1">
            <text:p>Entrate-Uscite</text:p>
          </table:table-cell>
          <table:covered-table-cell table:number-columns-repeated="6" table:style-name="ce11"/>
          <table:table-cell table:style-name="Default"/>
          <table:table-cell table:number-columns-repeated="248"/>
        </table:table-row>
        <table:table-row table:style-name="ro1">
          <table:table-cell table:style-name="Default" table:number-columns-repeated="8"/>
          <table:table-cell table:number-columns-repeated="248"/>
        </table:table-row>
        <table:table-row table:style-name="ro1">
          <table:table-cell table:style-name="ce8" office:value-type="string">
            <text:p>Data</text:p>
          </table:table-cell>
          <table:table-cell table:style-name="ce8" office:value-type="string">
            <text:p>Cognome</text:p>
          </table:table-cell>
          <table:table-cell table:style-name="ce8" office:value-type="string">
            <text:p>Nome</text:p>
          </table:table-cell>
          <table:table-cell table:style-name="ce8" office:value-type="string">
            <text:p>Nome Cognome</text:p>
          </table:table-cell>
          <table:table-cell table:style-name="ce8" office:value-type="string">
            <text:p>Ora entrata</text:p>
          </table:table-cell>
          <table:table-cell table:style-name="ce8" office:value-type="string">
            <text:p>Ora uscita</text:p>
          </table:table-cell>
          <table:table-cell table:style-name="ce8" office:value-type="string">
            <text:p>Ore</text:p>
          </table:table-cell>
          <table:table-cell table:style-name="Default"/>
          <table:table-cell table:number-columns-repeated="248"/>
        </table:table-row>
        <table:table-row table:style-name="ro1">
          <table:table-cell office:value-type="date" office:date-value="2006-05-08">
            <text:p>08/05/2006</text:p>
          </table:table-cell>
          <table:table-cell office:value-type="string">
            <text:p>Bianchi</text:p>
          </table:table-cell>
          <table:table-cell table:number-columns-repeated="2"/>
          <table:table-cell office:value-type="time" office:time-value="PT08H29M00S">
            <text:p>8.29</text:p>
          </table:table-cell>
          <table:table-cell office:value-type="time" office:time-value="PT16H22M00S">
            <text:p>16.22</text:p>
          </table:table-cell>
          <table:table-cell table:formula="oooc:=[.F13]-[.E13]" office:value-type="time" office:time-value="PT07H53M00S">
            <text:p>7.53</text:p>
          </table:table-cell>
          <table:table-cell table:number-columns-repeated="249"/>
        </table:table-row>
        <table:table-row table:style-name="ro1">
          <table:table-cell office:value-type="date" office:date-value="2006-05-08">
            <text:p>08/05/2006</text:p>
          </table:table-cell>
          <table:table-cell office:value-type="string">
            <text:p>Rossi</text:p>
          </table:table-cell>
          <table:table-cell table:number-columns-repeated="2"/>
          <table:table-cell office:value-type="time" office:time-value="PT07H40M00S">
            <text:p>7.40</text:p>
          </table:table-cell>
          <table:table-cell office:value-type="time" office:time-value="PT16H01M00S">
            <text:p>16.01</text:p>
          </table:table-cell>
          <table:table-cell table:formula="oooc:=[.F14]-[.E14]" office:value-type="time" office:time-value="PT08H21M00S">
            <text:p>8.21</text:p>
          </table:table-cell>
          <table:table-cell table:number-columns-repeated="249"/>
        </table:table-row>
        <table:table-row table:style-name="ro1">
          <table:table-cell office:value-type="date" office:date-value="2006-05-08">
            <text:p>08/05/2006</text:p>
          </table:table-cell>
          <table:table-cell office:value-type="string">
            <text:p>Verdi</text:p>
          </table:table-cell>
          <table:table-cell table:number-columns-repeated="2"/>
          <table:table-cell office:value-type="time" office:time-value="PT07H50M00S">
            <text:p>7.50</text:p>
          </table:table-cell>
          <table:table-cell office:value-type="time" office:time-value="PT16H16M00S">
            <text:p>16.16</text:p>
          </table:table-cell>
          <table:table-cell table:formula="oooc:=[.F15]-[.E15]" office:value-type="time" office:time-value="PT08H26M00S">
            <text:p>8.26</text:p>
          </table:table-cell>
          <table:table-cell table:number-columns-repeated="249"/>
        </table:table-row>
        <table:table-row table:style-name="ro1">
          <table:table-cell office:value-type="date" office:date-value="2006-05-08">
            <text:p>08/05/2006</text:p>
          </table:table-cell>
          <table:table-cell office:value-type="string">
            <text:p>Neri</text:p>
          </table:table-cell>
          <table:table-cell table:number-columns-repeated="2"/>
          <table:table-cell office:value-type="time" office:time-value="PT08H09M00S">
            <text:p>8.09</text:p>
          </table:table-cell>
          <table:table-cell office:value-type="time" office:time-value="PT16H23M00S">
            <text:p>16.23</text:p>
          </table:table-cell>
          <table:table-cell table:formula="oooc:=[.F16]-[.E16]" office:value-type="time" office:time-value="PT08H14M00S">
            <text:p>8.14</text:p>
          </table:table-cell>
          <table:table-cell table:number-columns-repeated="249"/>
        </table:table-row>
        <table:table-row table:style-name="ro1">
          <table:table-cell office:value-type="date" office:date-value="2006-05-08">
            <text:p>08/05/2006</text:p>
          </table:table-cell>
          <table:table-cell office:value-type="string">
            <text:p>Gialli</text:p>
          </table:table-cell>
          <table:table-cell table:number-columns-repeated="2"/>
          <table:table-cell office:value-type="time" office:time-value="PT08H07M00S">
            <text:p>8.07</text:p>
          </table:table-cell>
          <table:table-cell office:value-type="time" office:time-value="PT15H31M00S">
            <text:p>15.31</text:p>
          </table:table-cell>
          <table:table-cell table:formula="oooc:=[.F17]-[.E17]" office:value-type="time" office:time-value="PT07H24M00S">
            <text:p>7.24</text:p>
          </table:table-cell>
          <table:table-cell table:number-columns-repeated="249"/>
        </table:table-row>
        <table:table-row table:style-name="ro1">
          <table:table-cell office:value-type="date" office:date-value="2006-05-09">
            <text:p>09/05/2006</text:p>
          </table:table-cell>
          <table:table-cell office:value-type="string">
            <text:p>Bianchi</text:p>
          </table:table-cell>
          <table:table-cell table:number-columns-repeated="2"/>
          <table:table-cell office:value-type="time" office:time-value="PT07H36M00S">
            <text:p>7.36</text:p>
          </table:table-cell>
          <table:table-cell office:value-type="time" office:time-value="PT16H12M00S">
            <text:p>16.12</text:p>
          </table:table-cell>
          <table:table-cell table:formula="oooc:=[.F18]-[.E18]" office:value-type="time" office:time-value="PT08H36M00S">
            <text:p>8.36</text:p>
          </table:table-cell>
          <table:table-cell table:number-columns-repeated="249"/>
        </table:table-row>
        <table:table-row table:style-name="ro1">
          <table:table-cell office:value-type="date" office:date-value="2006-05-09">
            <text:p>09/05/2006</text:p>
          </table:table-cell>
          <table:table-cell office:value-type="string">
            <text:p>Rossi</text:p>
          </table:table-cell>
          <table:table-cell table:number-columns-repeated="2"/>
          <table:table-cell office:value-type="time" office:time-value="PT07H46M00S">
            <text:p>7.46</text:p>
          </table:table-cell>
          <table:table-cell office:value-type="time" office:time-value="PT15H41M00S">
            <text:p>15.41</text:p>
          </table:table-cell>
          <table:table-cell table:formula="oooc:=[.F19]-[.E19]" office:value-type="time" office:time-value="PT07H55M00S">
            <text:p>7.55</text:p>
          </table:table-cell>
          <table:table-cell table:number-columns-repeated="249"/>
        </table:table-row>
        <table:table-row table:style-name="ro1">
          <table:table-cell office:value-type="date" office:date-value="2006-05-09">
            <text:p>09/05/2006</text:p>
          </table:table-cell>
          <table:table-cell office:value-type="string">
            <text:p>Verdi</text:p>
          </table:table-cell>
          <table:table-cell table:number-columns-repeated="2"/>
          <table:table-cell office:value-type="time" office:time-value="PT08H05M00S">
            <text:p>8.05</text:p>
          </table:table-cell>
          <table:table-cell office:value-type="time" office:time-value="PT16H03M00S">
            <text:p>16.03</text:p>
          </table:table-cell>
          <table:table-cell table:formula="oooc:=[.F20]-[.E20]" office:value-type="time" office:time-value="PT07H58M00S">
            <text:p>7.58</text:p>
          </table:table-cell>
          <table:table-cell table:number-columns-repeated="249"/>
        </table:table-row>
        <table:table-row table:style-name="ro1">
          <table:table-cell office:value-type="date" office:date-value="2006-05-09">
            <text:p>09/05/2006</text:p>
          </table:table-cell>
          <table:table-cell office:value-type="string">
            <text:p>Neri</text:p>
          </table:table-cell>
          <table:table-cell table:number-columns-repeated="2"/>
          <table:table-cell office:value-type="time" office:time-value="PT07H55M00S">
            <text:p>7.55</text:p>
          </table:table-cell>
          <table:table-cell office:value-type="time" office:time-value="PT16H22M00S">
            <text:p>16.22</text:p>
          </table:table-cell>
          <table:table-cell table:formula="oooc:=[.F21]-[.E21]" office:value-type="time" office:time-value="PT08H27M00S">
            <text:p>8.27</text:p>
          </table:table-cell>
          <table:table-cell table:number-columns-repeated="249"/>
        </table:table-row>
        <table:table-row table:style-name="ro1">
          <table:table-cell office:value-type="date" office:date-value="2006-05-09">
            <text:p>09/05/2006</text:p>
          </table:table-cell>
          <table:table-cell office:value-type="string">
            <text:p>Gialli</text:p>
          </table:table-cell>
          <table:table-cell table:number-columns-repeated="2"/>
          <table:table-cell office:value-type="time" office:time-value="PT07H57M00S">
            <text:p>7.57</text:p>
          </table:table-cell>
          <table:table-cell office:value-type="time" office:time-value="PT15H46M00S">
            <text:p>15.46</text:p>
          </table:table-cell>
          <table:table-cell table:formula="oooc:=[.F22]-[.E22]" office:value-type="time" office:time-value="PT07H49M00S">
            <text:p>7.49</text:p>
          </table:table-cell>
          <table:table-cell table:number-columns-repeated="249"/>
        </table:table-row>
        <table:table-row table:style-name="ro1">
          <table:table-cell office:value-type="date" office:date-value="2006-05-10">
            <text:p>10/05/2006</text:p>
          </table:table-cell>
          <table:table-cell office:value-type="string">
            <text:p>Bianchi</text:p>
          </table:table-cell>
          <table:table-cell table:number-columns-repeated="2"/>
          <table:table-cell office:value-type="time" office:time-value="PT08H20M00S">
            <text:p>8.20</text:p>
          </table:table-cell>
          <table:table-cell office:value-type="time" office:time-value="PT15H54M00S">
            <text:p>15.54</text:p>
          </table:table-cell>
          <table:table-cell table:formula="oooc:=[.F23]-[.E23]" office:value-type="time" office:time-value="PT07H34M00S">
            <text:p>7.34</text:p>
          </table:table-cell>
          <table:table-cell table:number-columns-repeated="249"/>
        </table:table-row>
        <table:table-row table:style-name="ro1">
          <table:table-cell office:value-type="date" office:date-value="2006-05-10">
            <text:p>10/05/2006</text:p>
          </table:table-cell>
          <table:table-cell office:value-type="string">
            <text:p>Rossi</text:p>
          </table:table-cell>
          <table:table-cell table:number-columns-repeated="2"/>
          <table:table-cell office:value-type="time" office:time-value="PT07H40M00S">
            <text:p>7.40</text:p>
          </table:table-cell>
          <table:table-cell office:value-type="time" office:time-value="PT15H36M00S">
            <text:p>15.36</text:p>
          </table:table-cell>
          <table:table-cell table:formula="oooc:=[.F24]-[.E24]" office:value-type="time" office:time-value="PT07H56M00S">
            <text:p>7.56</text:p>
          </table:table-cell>
          <table:table-cell table:number-columns-repeated="249"/>
        </table:table-row>
        <table:table-row table:style-name="ro1">
          <table:table-cell office:value-type="date" office:date-value="2006-05-10">
            <text:p>10/05/2006</text:p>
          </table:table-cell>
          <table:table-cell office:value-type="string">
            <text:p>Verdi</text:p>
          </table:table-cell>
          <table:table-cell table:number-columns-repeated="2"/>
          <table:table-cell office:value-type="time" office:time-value="PT07H46M00S">
            <text:p>7.46</text:p>
          </table:table-cell>
          <table:table-cell office:value-type="time" office:time-value="PT16H30M00S">
            <text:p>16.30</text:p>
          </table:table-cell>
          <table:table-cell table:formula="oooc:=[.F25]-[.E25]" office:value-type="time" office:time-value="PT08H44M00S">
            <text:p>8.44</text:p>
          </table:table-cell>
          <table:table-cell table:number-columns-repeated="249"/>
        </table:table-row>
        <table:table-row table:style-name="ro1">
          <table:table-cell office:value-type="date" office:date-value="2006-05-10">
            <text:p>10/05/2006</text:p>
          </table:table-cell>
          <table:table-cell office:value-type="string">
            <text:p>Neri</text:p>
          </table:table-cell>
          <table:table-cell table:number-columns-repeated="2"/>
          <table:table-cell office:value-type="time" office:time-value="PT08H19M00S">
            <text:p>8.19</text:p>
          </table:table-cell>
          <table:table-cell office:value-type="time" office:time-value="PT16H24M00S">
            <text:p>16.24</text:p>
          </table:table-cell>
          <table:table-cell table:formula="oooc:=[.F26]-[.E26]" office:value-type="time" office:time-value="PT08H05M00S">
            <text:p>8.05</text:p>
          </table:table-cell>
          <table:table-cell table:number-columns-repeated="249"/>
        </table:table-row>
        <table:table-row table:style-name="ro1">
          <table:table-cell office:value-type="date" office:date-value="2006-05-10">
            <text:p>10/05/2006</text:p>
          </table:table-cell>
          <table:table-cell office:value-type="string">
            <text:p>Gialli</text:p>
          </table:table-cell>
          <table:table-cell table:number-columns-repeated="2"/>
          <table:table-cell office:value-type="time" office:time-value="PT08H11M00S">
            <text:p>8.11</text:p>
          </table:table-cell>
          <table:table-cell office:value-type="time" office:time-value="PT15H43M00S">
            <text:p>15.43</text:p>
          </table:table-cell>
          <table:table-cell table:formula="oooc:=[.F27]-[.E27]" office:value-type="time" office:time-value="PT07H32M00S">
            <text:p>7.32</text:p>
          </table:table-cell>
          <table:table-cell table:number-columns-repeated="249"/>
        </table:table-row>
        <table:table-row table:style-name="ro1">
          <table:table-cell office:value-type="date" office:date-value="2006-05-11">
            <text:p>11/05/2006</text:p>
          </table:table-cell>
          <table:table-cell office:value-type="string">
            <text:p>Bianchi</text:p>
          </table:table-cell>
          <table:table-cell table:number-columns-repeated="2"/>
          <table:table-cell office:value-type="time" office:time-value="PT08H21M00S">
            <text:p>8.21</text:p>
          </table:table-cell>
          <table:table-cell office:value-type="time" office:time-value="PT16H11M00S">
            <text:p>16.11</text:p>
          </table:table-cell>
          <table:table-cell table:formula="oooc:=[.F28]-[.E28]" office:value-type="time" office:time-value="PT07H50M00S">
            <text:p>7.50</text:p>
          </table:table-cell>
          <table:table-cell table:number-columns-repeated="249"/>
        </table:table-row>
        <table:table-row table:style-name="ro1">
          <table:table-cell office:value-type="date" office:date-value="2006-05-11">
            <text:p>11/05/2006</text:p>
          </table:table-cell>
          <table:table-cell office:value-type="string">
            <text:p>Rossi</text:p>
          </table:table-cell>
          <table:table-cell table:number-columns-repeated="2"/>
          <table:table-cell office:value-type="time" office:time-value="PT08H25M00S">
            <text:p>8.25</text:p>
          </table:table-cell>
          <table:table-cell office:value-type="time" office:time-value="PT15H30M00S">
            <text:p>15.30</text:p>
          </table:table-cell>
          <table:table-cell table:formula="oooc:=[.F29]-[.E29]" office:value-type="time" office:time-value="PT07H05M00S">
            <text:p>7.05</text:p>
          </table:table-cell>
          <table:table-cell table:number-columns-repeated="249"/>
        </table:table-row>
        <table:table-row table:style-name="ro1">
          <table:table-cell office:value-type="date" office:date-value="2006-05-11">
            <text:p>11/05/2006</text:p>
          </table:table-cell>
          <table:table-cell office:value-type="string">
            <text:p>Verdi</text:p>
          </table:table-cell>
          <table:table-cell table:number-columns-repeated="2"/>
          <table:table-cell office:value-type="time" office:time-value="PT08H19M00S">
            <text:p>8.19</text:p>
          </table:table-cell>
          <table:table-cell office:value-type="time" office:time-value="PT15H50M00S">
            <text:p>15.50</text:p>
          </table:table-cell>
          <table:table-cell table:formula="oooc:=[.F30]-[.E30]" office:value-type="time" office:time-value="PT07H31M00S">
            <text:p>7.31</text:p>
          </table:table-cell>
          <table:table-cell table:number-columns-repeated="249"/>
        </table:table-row>
        <table:table-row table:style-name="ro1">
          <table:table-cell office:value-type="date" office:date-value="2006-05-11">
            <text:p>11/05/2006</text:p>
          </table:table-cell>
          <table:table-cell office:value-type="string">
            <text:p>Neri</text:p>
          </table:table-cell>
          <table:table-cell table:number-columns-repeated="2"/>
          <table:table-cell office:value-type="time" office:time-value="PT08H14M00S">
            <text:p>8.14</text:p>
          </table:table-cell>
          <table:table-cell office:value-type="time" office:time-value="PT15H59M00S">
            <text:p>15.59</text:p>
          </table:table-cell>
          <table:table-cell table:formula="oooc:=[.F31]-[.E31]" office:value-type="time" office:time-value="PT07H45M00S">
            <text:p>7.45</text:p>
          </table:table-cell>
          <table:table-cell table:number-columns-repeated="249"/>
        </table:table-row>
        <table:table-row table:style-name="ro1">
          <table:table-cell office:value-type="date" office:date-value="2006-05-11">
            <text:p>11/05/2006</text:p>
          </table:table-cell>
          <table:table-cell office:value-type="string">
            <text:p>Gialli</text:p>
          </table:table-cell>
          <table:table-cell table:number-columns-repeated="2"/>
          <table:table-cell office:value-type="time" office:time-value="PT08H11M00S">
            <text:p>8.11</text:p>
          </table:table-cell>
          <table:table-cell office:value-type="time" office:time-value="PT16H27M00S">
            <text:p>16.27</text:p>
          </table:table-cell>
          <table:table-cell table:formula="oooc:=[.F32]-[.E32]" office:value-type="time" office:time-value="PT08H16M00S">
            <text:p>8.16</text:p>
          </table:table-cell>
          <table:table-cell table:number-columns-repeated="249"/>
        </table:table-row>
        <table:table-row table:style-name="ro1">
          <table:table-cell office:value-type="date" office:date-value="2006-05-12">
            <text:p>12/05/2006</text:p>
          </table:table-cell>
          <table:table-cell office:value-type="string">
            <text:p>Bianchi</text:p>
          </table:table-cell>
          <table:table-cell table:number-columns-repeated="2"/>
          <table:table-cell office:value-type="time" office:time-value="PT08H16M00S">
            <text:p>8.16</text:p>
          </table:table-cell>
          <table:table-cell office:value-type="time" office:time-value="PT16H04M00S">
            <text:p>16.04</text:p>
          </table:table-cell>
          <table:table-cell table:formula="oooc:=[.F33]-[.E33]" office:value-type="time" office:time-value="PT07H48M00S">
            <text:p>7.48</text:p>
          </table:table-cell>
          <table:table-cell table:number-columns-repeated="249"/>
        </table:table-row>
        <table:table-row table:style-name="ro1">
          <table:table-cell office:value-type="date" office:date-value="2006-05-12">
            <text:p>12/05/2006</text:p>
          </table:table-cell>
          <table:table-cell office:value-type="string">
            <text:p>Rossi</text:p>
          </table:table-cell>
          <table:table-cell table:number-columns-repeated="2"/>
          <table:table-cell office:value-type="time" office:time-value="PT07H36M00S">
            <text:p>7.36</text:p>
          </table:table-cell>
          <table:table-cell office:value-type="time" office:time-value="PT16H21M00S">
            <text:p>16.21</text:p>
          </table:table-cell>
          <table:table-cell table:formula="oooc:=[.F34]-[.E34]" office:value-type="time" office:time-value="PT08H45M00S">
            <text:p>8.45</text:p>
          </table:table-cell>
          <table:table-cell table:number-columns-repeated="249"/>
        </table:table-row>
        <table:table-row table:style-name="ro1">
          <table:table-cell office:value-type="date" office:date-value="2006-05-12">
            <text:p>12/05/2006</text:p>
          </table:table-cell>
          <table:table-cell office:value-type="string">
            <text:p>Verdi</text:p>
          </table:table-cell>
          <table:table-cell table:number-columns-repeated="2"/>
          <table:table-cell office:value-type="time" office:time-value="PT07H48M00S">
            <text:p>7.48</text:p>
          </table:table-cell>
          <table:table-cell office:value-type="time" office:time-value="PT16H34M00S">
            <text:p>16.34</text:p>
          </table:table-cell>
          <table:table-cell table:formula="oooc:=[.F35]-[.E35]" office:value-type="time" office:time-value="PT08H46M00S">
            <text:p>8.46</text:p>
          </table:table-cell>
          <table:table-cell table:number-columns-repeated="249"/>
        </table:table-row>
        <table:table-row table:style-name="ro1">
          <table:table-cell office:value-type="date" office:date-value="2006-05-12">
            <text:p>12/05/2006</text:p>
          </table:table-cell>
          <table:table-cell office:value-type="string">
            <text:p>Neri</text:p>
          </table:table-cell>
          <table:table-cell table:number-columns-repeated="2"/>
          <table:table-cell office:value-type="time" office:time-value="PT07H44M00S">
            <text:p>7.44</text:p>
          </table:table-cell>
          <table:table-cell office:value-type="time" office:time-value="PT15H42M00S">
            <text:p>15.42</text:p>
          </table:table-cell>
          <table:table-cell table:formula="oooc:=[.F36]-[.E36]" office:value-type="time" office:time-value="PT07H58M00S">
            <text:p>7.58</text:p>
          </table:table-cell>
          <table:table-cell table:number-columns-repeated="249"/>
        </table:table-row>
        <table:table-row table:style-name="ro1">
          <table:table-cell office:value-type="date" office:date-value="2006-05-12">
            <text:p>12/05/2006</text:p>
          </table:table-cell>
          <table:table-cell office:value-type="string">
            <text:p>Gialli</text:p>
          </table:table-cell>
          <table:table-cell table:number-columns-repeated="2"/>
          <table:table-cell office:value-type="time" office:time-value="PT08H08M00S">
            <text:p>8.08</text:p>
          </table:table-cell>
          <table:table-cell office:value-type="time" office:time-value="PT16H22M00S">
            <text:p>16.22</text:p>
          </table:table-cell>
          <table:table-cell table:formula="oooc:=[.F37]-[.E37]" office:value-type="time" office:time-value="PT08H14M00S">
            <text:p>8.14</text:p>
          </table:table-cell>
          <table:table-cell table:number-columns-repeated="249"/>
        </table:table-row>
        <table:table-row table:style-name="ro1">
          <table:table-cell office:value-type="date" office:date-value="2006-05-15">
            <text:p>15/05/2006</text:p>
          </table:table-cell>
          <table:table-cell office:value-type="string">
            <text:p>Bianchi</text:p>
          </table:table-cell>
          <table:table-cell table:number-columns-repeated="2"/>
          <table:table-cell office:value-type="time" office:time-value="PT07H47M00S">
            <text:p>7.47</text:p>
          </table:table-cell>
          <table:table-cell office:value-type="time" office:time-value="PT15H56M00S">
            <text:p>15.56</text:p>
          </table:table-cell>
          <table:table-cell table:formula="oooc:=[.F38]-[.E38]" office:value-type="time" office:time-value="PT08H09M00S">
            <text:p>8.09</text:p>
          </table:table-cell>
          <table:table-cell table:number-columns-repeated="249"/>
        </table:table-row>
        <table:table-row table:style-name="ro1">
          <table:table-cell office:value-type="date" office:date-value="2006-05-15">
            <text:p>15/05/2006</text:p>
          </table:table-cell>
          <table:table-cell office:value-type="string">
            <text:p>Rossi</text:p>
          </table:table-cell>
          <table:table-cell table:number-columns-repeated="2"/>
          <table:table-cell office:value-type="time" office:time-value="PT07H37M00S">
            <text:p>7.37</text:p>
          </table:table-cell>
          <table:table-cell office:value-type="time" office:time-value="PT16H28M00S">
            <text:p>16.28</text:p>
          </table:table-cell>
          <table:table-cell table:formula="oooc:=[.F39]-[.E39]" office:value-type="time" office:time-value="PT08H51M00S">
            <text:p>8.51</text:p>
          </table:table-cell>
          <table:table-cell table:number-columns-repeated="249"/>
        </table:table-row>
        <table:table-row table:style-name="ro1">
          <table:table-cell office:value-type="date" office:date-value="2006-05-15">
            <text:p>15/05/2006</text:p>
          </table:table-cell>
          <table:table-cell office:value-type="string">
            <text:p>Verdi</text:p>
          </table:table-cell>
          <table:table-cell table:number-columns-repeated="2"/>
          <table:table-cell office:value-type="time" office:time-value="PT07H28M00S">
            <text:p>7.28</text:p>
          </table:table-cell>
          <table:table-cell office:value-type="time" office:time-value="PT16H13M00S">
            <text:p>16.13</text:p>
          </table:table-cell>
          <table:table-cell table:formula="oooc:=[.F40]-[.E40]" office:value-type="time" office:time-value="PT08H45M00S">
            <text:p>8.45</text:p>
          </table:table-cell>
          <table:table-cell table:number-columns-repeated="249"/>
        </table:table-row>
        <table:table-row table:style-name="ro1">
          <table:table-cell office:value-type="date" office:date-value="2006-05-15">
            <text:p>15/05/2006</text:p>
          </table:table-cell>
          <table:table-cell office:value-type="string">
            <text:p>Neri</text:p>
          </table:table-cell>
          <table:table-cell table:number-columns-repeated="2"/>
          <table:table-cell office:value-type="time" office:time-value="PT08H22M00S">
            <text:p>8.22</text:p>
          </table:table-cell>
          <table:table-cell office:value-type="time" office:time-value="PT15H54M00S">
            <text:p>15.54</text:p>
          </table:table-cell>
          <table:table-cell table:formula="oooc:=[.F41]-[.E41]" office:value-type="time" office:time-value="PT07H32M00S">
            <text:p>7.32</text:p>
          </table:table-cell>
          <table:table-cell table:number-columns-repeated="249"/>
        </table:table-row>
        <table:table-row table:style-name="ro1">
          <table:table-cell office:value-type="date" office:date-value="2006-05-15">
            <text:p>15/05/2006</text:p>
          </table:table-cell>
          <table:table-cell office:value-type="string">
            <text:p>Gialli</text:p>
          </table:table-cell>
          <table:table-cell table:number-columns-repeated="2"/>
          <table:table-cell office:value-type="time" office:time-value="PT07H31M00S">
            <text:p>7.31</text:p>
          </table:table-cell>
          <table:table-cell office:value-type="time" office:time-value="PT15H54M00S">
            <text:p>15.54</text:p>
          </table:table-cell>
          <table:table-cell table:formula="oooc:=[.F42]-[.E42]" office:value-type="time" office:time-value="PT08H23M00S">
            <text:p>8.23</text:p>
          </table:table-cell>
          <table:table-cell table:number-columns-repeated="249"/>
        </table:table-row>
        <table:table-row table:style-name="ro1">
          <table:table-cell office:value-type="date" office:date-value="2006-05-16">
            <text:p>16/05/2006</text:p>
          </table:table-cell>
          <table:table-cell office:value-type="string">
            <text:p>Bianchi</text:p>
          </table:table-cell>
          <table:table-cell table:number-columns-repeated="2"/>
          <table:table-cell office:value-type="time" office:time-value="PT07H48M00S">
            <text:p>7.48</text:p>
          </table:table-cell>
          <table:table-cell office:value-type="time" office:time-value="PT15H56M00S">
            <text:p>15.56</text:p>
          </table:table-cell>
          <table:table-cell table:formula="oooc:=[.F43]-[.E43]" office:value-type="time" office:time-value="PT08H08M00S">
            <text:p>8.08</text:p>
          </table:table-cell>
          <table:table-cell table:number-columns-repeated="249"/>
        </table:table-row>
        <table:table-row table:style-name="ro1">
          <table:table-cell office:value-type="date" office:date-value="2006-05-16">
            <text:p>16/05/2006</text:p>
          </table:table-cell>
          <table:table-cell office:value-type="string">
            <text:p>Rossi</text:p>
          </table:table-cell>
          <table:table-cell table:number-columns-repeated="2"/>
          <table:table-cell office:value-type="time" office:time-value="PT08H02M00S">
            <text:p>8.02</text:p>
          </table:table-cell>
          <table:table-cell office:value-type="time" office:time-value="PT16H23M00S">
            <text:p>16.23</text:p>
          </table:table-cell>
          <table:table-cell table:formula="oooc:=[.F44]-[.E44]" office:value-type="time" office:time-value="PT08H21M00S">
            <text:p>8.21</text:p>
          </table:table-cell>
          <table:table-cell table:number-columns-repeated="249"/>
        </table:table-row>
        <table:table-row table:style-name="ro1">
          <table:table-cell office:value-type="date" office:date-value="2006-05-16">
            <text:p>16/05/2006</text:p>
          </table:table-cell>
          <table:table-cell office:value-type="string">
            <text:p>Verdi</text:p>
          </table:table-cell>
          <table:table-cell table:number-columns-repeated="2"/>
          <table:table-cell office:value-type="time" office:time-value="PT08H08M00S">
            <text:p>8.08</text:p>
          </table:table-cell>
          <table:table-cell office:value-type="time" office:time-value="PT16H18M00S">
            <text:p>16.18</text:p>
          </table:table-cell>
          <table:table-cell table:formula="oooc:=[.F45]-[.E45]" office:value-type="time" office:time-value="PT08H10M00S">
            <text:p>8.10</text:p>
          </table:table-cell>
          <table:table-cell table:number-columns-repeated="249"/>
        </table:table-row>
        <table:table-row table:style-name="ro1">
          <table:table-cell office:value-type="date" office:date-value="2006-05-16">
            <text:p>16/05/2006</text:p>
          </table:table-cell>
          <table:table-cell office:value-type="string">
            <text:p>Neri</text:p>
          </table:table-cell>
          <table:table-cell table:number-columns-repeated="2"/>
          <table:table-cell office:value-type="time" office:time-value="PT07H32M00S">
            <text:p>7.32</text:p>
          </table:table-cell>
          <table:table-cell office:value-type="time" office:time-value="PT16H11M00S">
            <text:p>16.11</text:p>
          </table:table-cell>
          <table:table-cell table:formula="oooc:=[.F46]-[.E46]" office:value-type="time" office:time-value="PT08H39M00S">
            <text:p>8.39</text:p>
          </table:table-cell>
          <table:table-cell table:number-columns-repeated="249"/>
        </table:table-row>
        <table:table-row table:style-name="ro1">
          <table:table-cell office:value-type="date" office:date-value="2006-05-16">
            <text:p>16/05/2006</text:p>
          </table:table-cell>
          <table:table-cell office:value-type="string">
            <text:p>Gialli</text:p>
          </table:table-cell>
          <table:table-cell table:number-columns-repeated="2"/>
          <table:table-cell office:value-type="time" office:time-value="PT07H36M00S">
            <text:p>7.36</text:p>
          </table:table-cell>
          <table:table-cell office:value-type="time" office:time-value="PT15H54M00S">
            <text:p>15.54</text:p>
          </table:table-cell>
          <table:table-cell table:formula="oooc:=[.F47]-[.E47]" office:value-type="time" office:time-value="PT08H18M00S">
            <text:p>8.18</text:p>
          </table:table-cell>
          <table:table-cell table:number-columns-repeated="249"/>
        </table:table-row>
        <table:table-row table:style-name="ro1">
          <table:table-cell office:value-type="date" office:date-value="2006-05-17">
            <text:p>17/05/2006</text:p>
          </table:table-cell>
          <table:table-cell office:value-type="string">
            <text:p>Bianchi</text:p>
          </table:table-cell>
          <table:table-cell table:number-columns-repeated="2"/>
          <table:table-cell office:value-type="time" office:time-value="PT07H45M00S">
            <text:p>7.45</text:p>
          </table:table-cell>
          <table:table-cell office:value-type="time" office:time-value="PT16H11M00S">
            <text:p>16.11</text:p>
          </table:table-cell>
          <table:table-cell table:formula="oooc:=[.F48]-[.E48]" office:value-type="time" office:time-value="PT08H26M00S">
            <text:p>8.26</text:p>
          </table:table-cell>
          <table:table-cell table:number-columns-repeated="249"/>
        </table:table-row>
        <table:table-row table:style-name="ro1">
          <table:table-cell office:value-type="date" office:date-value="2006-05-17">
            <text:p>17/05/2006</text:p>
          </table:table-cell>
          <table:table-cell office:value-type="string">
            <text:p>Rossi</text:p>
          </table:table-cell>
          <table:table-cell table:number-columns-repeated="2"/>
          <table:table-cell office:value-type="time" office:time-value="PT07H48M00S">
            <text:p>7.48</text:p>
          </table:table-cell>
          <table:table-cell office:value-type="time" office:time-value="PT15H38M00S">
            <text:p>15.38</text:p>
          </table:table-cell>
          <table:table-cell table:formula="oooc:=[.F49]-[.E49]" office:value-type="time" office:time-value="PT07H50M00S">
            <text:p>7.50</text:p>
          </table:table-cell>
          <table:table-cell table:number-columns-repeated="249"/>
        </table:table-row>
        <table:table-row table:style-name="ro1">
          <table:table-cell office:value-type="date" office:date-value="2006-05-17">
            <text:p>17/05/2006</text:p>
          </table:table-cell>
          <table:table-cell office:value-type="string">
            <text:p>Verdi</text:p>
          </table:table-cell>
          <table:table-cell table:number-columns-repeated="2"/>
          <table:table-cell office:value-type="time" office:time-value="PT08H18M00S">
            <text:p>8.18</text:p>
          </table:table-cell>
          <table:table-cell office:value-type="time" office:time-value="PT16H34M00S">
            <text:p>16.34</text:p>
          </table:table-cell>
          <table:table-cell table:formula="oooc:=[.F50]-[.E50]" office:value-type="time" office:time-value="PT08H16M00S">
            <text:p>8.16</text:p>
          </table:table-cell>
          <table:table-cell table:number-columns-repeated="249"/>
        </table:table-row>
        <table:table-row table:style-name="ro1">
          <table:table-cell office:value-type="date" office:date-value="2006-05-17">
            <text:p>17/05/2006</text:p>
          </table:table-cell>
          <table:table-cell office:value-type="string">
            <text:p>Neri</text:p>
          </table:table-cell>
          <table:table-cell table:number-columns-repeated="2"/>
          <table:table-cell office:value-type="time" office:time-value="PT07H56M00S">
            <text:p>7.56</text:p>
          </table:table-cell>
          <table:table-cell office:value-type="time" office:time-value="PT16H16M00S">
            <text:p>16.16</text:p>
          </table:table-cell>
          <table:table-cell table:formula="oooc:=[.F51]-[.E51]" office:value-type="time" office:time-value="PT08H20M00S">
            <text:p>8.20</text:p>
          </table:table-cell>
          <table:table-cell table:number-columns-repeated="249"/>
        </table:table-row>
        <table:table-row table:style-name="ro1">
          <table:table-cell office:value-type="date" office:date-value="2006-05-17">
            <text:p>17/05/2006</text:p>
          </table:table-cell>
          <table:table-cell office:value-type="string">
            <text:p>Gialli</text:p>
          </table:table-cell>
          <table:table-cell table:number-columns-repeated="2"/>
          <table:table-cell office:value-type="time" office:time-value="PT07H51M00S">
            <text:p>7.51</text:p>
          </table:table-cell>
          <table:table-cell office:value-type="time" office:time-value="PT15H38M00S">
            <text:p>15.38</text:p>
          </table:table-cell>
          <table:table-cell table:formula="oooc:=[.F52]-[.E52]" office:value-type="time" office:time-value="PT07H47M00S">
            <text:p>7.47</text:p>
          </table:table-cell>
          <table:table-cell table:number-columns-repeated="249"/>
        </table:table-row>
        <table:table-row table:style-name="ro1">
          <table:table-cell office:value-type="date" office:date-value="2006-05-18">
            <text:p>18/05/2006</text:p>
          </table:table-cell>
          <table:table-cell office:value-type="string">
            <text:p>Bianchi</text:p>
          </table:table-cell>
          <table:table-cell table:number-columns-repeated="2"/>
          <table:table-cell office:value-type="time" office:time-value="PT07H49M00S">
            <text:p>7.49</text:p>
          </table:table-cell>
          <table:table-cell office:value-type="time" office:time-value="PT15H50M00S">
            <text:p>15.50</text:p>
          </table:table-cell>
          <table:table-cell table:formula="oooc:=[.F53]-[.E53]" office:value-type="time" office:time-value="PT08H01M00S">
            <text:p>8.01</text:p>
          </table:table-cell>
          <table:table-cell table:number-columns-repeated="249"/>
        </table:table-row>
        <table:table-row table:style-name="ro1">
          <table:table-cell office:value-type="date" office:date-value="2006-05-18">
            <text:p>18/05/2006</text:p>
          </table:table-cell>
          <table:table-cell office:value-type="string">
            <text:p>Rossi</text:p>
          </table:table-cell>
          <table:table-cell table:number-columns-repeated="2"/>
          <table:table-cell office:value-type="time" office:time-value="PT07H58M00S">
            <text:p>7.58</text:p>
          </table:table-cell>
          <table:table-cell office:value-type="time" office:time-value="PT15H44M00S">
            <text:p>15.44</text:p>
          </table:table-cell>
          <table:table-cell table:formula="oooc:=[.F54]-[.E54]" office:value-type="time" office:time-value="PT07H46M00S">
            <text:p>7.46</text:p>
          </table:table-cell>
          <table:table-cell table:number-columns-repeated="249"/>
        </table:table-row>
        <table:table-row table:style-name="ro1">
          <table:table-cell office:value-type="date" office:date-value="2006-05-18">
            <text:p>18/05/2006</text:p>
          </table:table-cell>
          <table:table-cell office:value-type="string">
            <text:p>Verdi</text:p>
          </table:table-cell>
          <table:table-cell table:number-columns-repeated="2"/>
          <table:table-cell office:value-type="time" office:time-value="PT07H39M00S">
            <text:p>7.39</text:p>
          </table:table-cell>
          <table:table-cell office:value-type="time" office:time-value="PT15H57M00S">
            <text:p>15.57</text:p>
          </table:table-cell>
          <table:table-cell table:formula="oooc:=[.F55]-[.E55]" office:value-type="time" office:time-value="PT08H18M00S">
            <text:p>8.18</text:p>
          </table:table-cell>
          <table:table-cell table:number-columns-repeated="249"/>
        </table:table-row>
        <table:table-row table:style-name="ro1">
          <table:table-cell office:value-type="date" office:date-value="2006-05-18">
            <text:p>18/05/2006</text:p>
          </table:table-cell>
          <table:table-cell office:value-type="string">
            <text:p>Neri</text:p>
          </table:table-cell>
          <table:table-cell table:number-columns-repeated="2"/>
          <table:table-cell office:value-type="time" office:time-value="PT07H56M00S">
            <text:p>7.56</text:p>
          </table:table-cell>
          <table:table-cell office:value-type="time" office:time-value="PT15H59M00S">
            <text:p>15.59</text:p>
          </table:table-cell>
          <table:table-cell table:formula="oooc:=[.F56]-[.E56]" office:value-type="time" office:time-value="PT08H03M00S">
            <text:p>8.03</text:p>
          </table:table-cell>
          <table:table-cell table:number-columns-repeated="249"/>
        </table:table-row>
        <table:table-row table:style-name="ro1">
          <table:table-cell office:value-type="date" office:date-value="2006-05-18">
            <text:p>18/05/2006</text:p>
          </table:table-cell>
          <table:table-cell office:value-type="string">
            <text:p>Gialli</text:p>
          </table:table-cell>
          <table:table-cell table:number-columns-repeated="2"/>
          <table:table-cell office:value-type="time" office:time-value="PT07H56M00S">
            <text:p>7.56</text:p>
          </table:table-cell>
          <table:table-cell office:value-type="time" office:time-value="PT15H45M00S">
            <text:p>15.45</text:p>
          </table:table-cell>
          <table:table-cell table:formula="oooc:=[.F57]-[.E57]" office:value-type="time" office:time-value="PT07H49M00S">
            <text:p>7.49</text:p>
          </table:table-cell>
          <table:table-cell table:number-columns-repeated="249"/>
        </table:table-row>
        <table:table-row table:style-name="ro1">
          <table:table-cell office:value-type="date" office:date-value="2006-05-19">
            <text:p>19/05/2006</text:p>
          </table:table-cell>
          <table:table-cell office:value-type="string">
            <text:p>Bianchi</text:p>
          </table:table-cell>
          <table:table-cell table:number-columns-repeated="2"/>
          <table:table-cell office:value-type="time" office:time-value="PT07H49M00S">
            <text:p>7.49</text:p>
          </table:table-cell>
          <table:table-cell office:value-type="time" office:time-value="PT15H57M00S">
            <text:p>15.57</text:p>
          </table:table-cell>
          <table:table-cell table:formula="oooc:=[.F58]-[.E58]" office:value-type="time" office:time-value="PT08H08M00S">
            <text:p>8.08</text:p>
          </table:table-cell>
          <table:table-cell table:number-columns-repeated="249"/>
        </table:table-row>
        <table:table-row table:style-name="ro1">
          <table:table-cell office:value-type="date" office:date-value="2006-05-19">
            <text:p>19/05/2006</text:p>
          </table:table-cell>
          <table:table-cell office:value-type="string">
            <text:p>Rossi</text:p>
          </table:table-cell>
          <table:table-cell table:number-columns-repeated="2"/>
          <table:table-cell office:value-type="time" office:time-value="PT08H03M00S">
            <text:p>8.03</text:p>
          </table:table-cell>
          <table:table-cell office:value-type="time" office:time-value="PT16H13M00S">
            <text:p>16.13</text:p>
          </table:table-cell>
          <table:table-cell table:formula="oooc:=[.F59]-[.E59]" office:value-type="time" office:time-value="PT08H10M00S">
            <text:p>8.10</text:p>
          </table:table-cell>
          <table:table-cell table:number-columns-repeated="249"/>
        </table:table-row>
        <table:table-row table:style-name="ro1">
          <table:table-cell office:value-type="date" office:date-value="2006-05-19">
            <text:p>19/05/2006</text:p>
          </table:table-cell>
          <table:table-cell office:value-type="string">
            <text:p>Verdi</text:p>
          </table:table-cell>
          <table:table-cell table:number-columns-repeated="2"/>
          <table:table-cell office:value-type="time" office:time-value="PT08H01M00S">
            <text:p>8.01</text:p>
          </table:table-cell>
          <table:table-cell office:value-type="time" office:time-value="PT16H23M00S">
            <text:p>16.23</text:p>
          </table:table-cell>
          <table:table-cell table:formula="oooc:=[.F60]-[.E60]" office:value-type="time" office:time-value="PT08H22M00S">
            <text:p>8.22</text:p>
          </table:table-cell>
          <table:table-cell table:number-columns-repeated="249"/>
        </table:table-row>
        <table:table-row table:style-name="ro1">
          <table:table-cell office:value-type="date" office:date-value="2006-05-19">
            <text:p>19/05/2006</text:p>
          </table:table-cell>
          <table:table-cell office:value-type="string">
            <text:p>Neri</text:p>
          </table:table-cell>
          <table:table-cell table:number-columns-repeated="2"/>
          <table:table-cell office:value-type="time" office:time-value="PT07H53M00S">
            <text:p>7.53</text:p>
          </table:table-cell>
          <table:table-cell office:value-type="time" office:time-value="PT16H07M00S">
            <text:p>16.07</text:p>
          </table:table-cell>
          <table:table-cell table:formula="oooc:=[.F61]-[.E61]" office:value-type="time" office:time-value="PT08H14M00S">
            <text:p>8.14</text:p>
          </table:table-cell>
          <table:table-cell table:number-columns-repeated="249"/>
        </table:table-row>
        <table:table-row table:style-name="ro1">
          <table:table-cell office:value-type="date" office:date-value="2006-05-19">
            <text:p>19/05/2006</text:p>
          </table:table-cell>
          <table:table-cell office:value-type="string">
            <text:p>Gialli</text:p>
          </table:table-cell>
          <table:table-cell table:number-columns-repeated="2"/>
          <table:table-cell office:value-type="time" office:time-value="PT08H14M00S">
            <text:p>8.14</text:p>
          </table:table-cell>
          <table:table-cell office:value-type="time" office:time-value="PT16H21M00S">
            <text:p>16.21</text:p>
          </table:table-cell>
          <table:table-cell table:formula="oooc:=[.F62]-[.E62]" office:value-type="time" office:time-value="PT08H07M00S">
            <text:p>8.07</text:p>
          </table:table-cell>
          <table:table-cell table:number-columns-repeated="249"/>
        </table:table-row>
        <table:table-row table:style-name="ro1">
          <table:table-cell office:value-type="date" office:date-value="2006-05-22">
            <text:p>22/05/2006</text:p>
          </table:table-cell>
          <table:table-cell office:value-type="string">
            <text:p>Bianchi</text:p>
          </table:table-cell>
          <table:table-cell table:number-columns-repeated="2"/>
          <table:table-cell office:value-type="time" office:time-value="PT07H35M00S">
            <text:p>7.35</text:p>
          </table:table-cell>
          <table:table-cell office:value-type="time" office:time-value="PT16H04M00S">
            <text:p>16.04</text:p>
          </table:table-cell>
          <table:table-cell table:formula="oooc:=[.F63]-[.E63]" office:value-type="time" office:time-value="PT08H29M00S">
            <text:p>8.29</text:p>
          </table:table-cell>
          <table:table-cell table:number-columns-repeated="249"/>
        </table:table-row>
        <table:table-row table:style-name="ro1">
          <table:table-cell office:value-type="date" office:date-value="2006-05-22">
            <text:p>22/05/2006</text:p>
          </table:table-cell>
          <table:table-cell office:value-type="string">
            <text:p>Rossi</text:p>
          </table:table-cell>
          <table:table-cell table:number-columns-repeated="2"/>
          <table:table-cell office:value-type="time" office:time-value="PT08H06M00S">
            <text:p>8.06</text:p>
          </table:table-cell>
          <table:table-cell office:value-type="time" office:time-value="PT15H57M00S">
            <text:p>15.57</text:p>
          </table:table-cell>
          <table:table-cell table:formula="oooc:=[.F64]-[.E64]" office:value-type="time" office:time-value="PT07H51M00S">
            <text:p>7.51</text:p>
          </table:table-cell>
          <table:table-cell table:number-columns-repeated="249"/>
        </table:table-row>
        <table:table-row table:style-name="ro1">
          <table:table-cell office:value-type="date" office:date-value="2006-05-22">
            <text:p>22/05/2006</text:p>
          </table:table-cell>
          <table:table-cell office:value-type="string">
            <text:p>Verdi</text:p>
          </table:table-cell>
          <table:table-cell table:number-columns-repeated="2"/>
          <table:table-cell office:value-type="time" office:time-value="PT07H33M00S">
            <text:p>7.33</text:p>
          </table:table-cell>
          <table:table-cell office:value-type="time" office:time-value="PT16H28M00S">
            <text:p>16.28</text:p>
          </table:table-cell>
          <table:table-cell table:formula="oooc:=[.F65]-[.E65]" office:value-type="time" office:time-value="PT08H55M00S">
            <text:p>8.55</text:p>
          </table:table-cell>
          <table:table-cell table:number-columns-repeated="249"/>
        </table:table-row>
        <table:table-row table:style-name="ro1">
          <table:table-cell office:value-type="date" office:date-value="2006-05-22">
            <text:p>22/05/2006</text:p>
          </table:table-cell>
          <table:table-cell office:value-type="string">
            <text:p>Neri</text:p>
          </table:table-cell>
          <table:table-cell table:number-columns-repeated="2"/>
          <table:table-cell office:value-type="time" office:time-value="PT08H09M00S">
            <text:p>8.09</text:p>
          </table:table-cell>
          <table:table-cell office:value-type="time" office:time-value="PT16H05M00S">
            <text:p>16.05</text:p>
          </table:table-cell>
          <table:table-cell table:formula="oooc:=[.F66]-[.E66]" office:value-type="time" office:time-value="PT07H56M00S">
            <text:p>7.56</text:p>
          </table:table-cell>
          <table:table-cell table:number-columns-repeated="249"/>
        </table:table-row>
        <table:table-row table:style-name="ro1">
          <table:table-cell office:value-type="date" office:date-value="2006-05-22">
            <text:p>22/05/2006</text:p>
          </table:table-cell>
          <table:table-cell office:value-type="string">
            <text:p>Gialli</text:p>
          </table:table-cell>
          <table:table-cell table:number-columns-repeated="2"/>
          <table:table-cell office:value-type="time" office:time-value="PT07H50M00S">
            <text:p>7.50</text:p>
          </table:table-cell>
          <table:table-cell office:value-type="time" office:time-value="PT16H13M00S">
            <text:p>16.13</text:p>
          </table:table-cell>
          <table:table-cell table:formula="oooc:=[.F67]-[.E67]" office:value-type="time" office:time-value="PT08H23M00S">
            <text:p>8.23</text:p>
          </table:table-cell>
          <table:table-cell table:number-columns-repeated="249"/>
        </table:table-row>
        <table:table-row table:style-name="ro1">
          <table:table-cell office:value-type="date" office:date-value="2006-05-23">
            <text:p>23/05/2006</text:p>
          </table:table-cell>
          <table:table-cell office:value-type="string">
            <text:p>Bianchi</text:p>
          </table:table-cell>
          <table:table-cell table:number-columns-repeated="2"/>
          <table:table-cell office:value-type="time" office:time-value="PT08H25M00S">
            <text:p>8.25</text:p>
          </table:table-cell>
          <table:table-cell office:value-type="time" office:time-value="PT16H09M00S">
            <text:p>16.09</text:p>
          </table:table-cell>
          <table:table-cell table:formula="oooc:=[.F68]-[.E68]" office:value-type="time" office:time-value="PT07H44M00S">
            <text:p>7.44</text:p>
          </table:table-cell>
          <table:table-cell table:number-columns-repeated="249"/>
        </table:table-row>
        <table:table-row table:style-name="ro1">
          <table:table-cell office:value-type="date" office:date-value="2006-05-23">
            <text:p>23/05/2006</text:p>
          </table:table-cell>
          <table:table-cell office:value-type="string">
            <text:p>Rossi</text:p>
          </table:table-cell>
          <table:table-cell table:number-columns-repeated="2"/>
          <table:table-cell office:value-type="time" office:time-value="PT07H39M00S">
            <text:p>7.39</text:p>
          </table:table-cell>
          <table:table-cell office:value-type="time" office:time-value="PT16H06M00S">
            <text:p>16.06</text:p>
          </table:table-cell>
          <table:table-cell table:formula="oooc:=[.F69]-[.E69]" office:value-type="time" office:time-value="PT08H27M00S">
            <text:p>8.27</text:p>
          </table:table-cell>
          <table:table-cell table:number-columns-repeated="249"/>
        </table:table-row>
        <table:table-row table:style-name="ro1">
          <table:table-cell office:value-type="date" office:date-value="2006-05-23">
            <text:p>23/05/2006</text:p>
          </table:table-cell>
          <table:table-cell office:value-type="string">
            <text:p>Verdi</text:p>
          </table:table-cell>
          <table:table-cell table:number-columns-repeated="2"/>
          <table:table-cell office:value-type="time" office:time-value="PT07H54M00S">
            <text:p>7.54</text:p>
          </table:table-cell>
          <table:table-cell office:value-type="time" office:time-value="PT16H27M00S">
            <text:p>16.27</text:p>
          </table:table-cell>
          <table:table-cell table:formula="oooc:=[.F70]-[.E70]" office:value-type="time" office:time-value="PT08H33M00S">
            <text:p>8.33</text:p>
          </table:table-cell>
          <table:table-cell table:number-columns-repeated="249"/>
        </table:table-row>
        <table:table-row table:style-name="ro1">
          <table:table-cell office:value-type="date" office:date-value="2006-05-23">
            <text:p>23/05/2006</text:p>
          </table:table-cell>
          <table:table-cell office:value-type="string">
            <text:p>Neri</text:p>
          </table:table-cell>
          <table:table-cell table:number-columns-repeated="2"/>
          <table:table-cell office:value-type="time" office:time-value="PT07H34M00S">
            <text:p>7.34</text:p>
          </table:table-cell>
          <table:table-cell office:value-type="time" office:time-value="PT15H50M00S">
            <text:p>15.50</text:p>
          </table:table-cell>
          <table:table-cell table:formula="oooc:=[.F71]-[.E71]" office:value-type="time" office:time-value="PT08H16M00S">
            <text:p>8.16</text:p>
          </table:table-cell>
          <table:table-cell table:number-columns-repeated="249"/>
        </table:table-row>
        <table:table-row table:style-name="ro1">
          <table:table-cell office:value-type="date" office:date-value="2006-05-23">
            <text:p>23/05/2006</text:p>
          </table:table-cell>
          <table:table-cell office:value-type="string">
            <text:p>Gialli</text:p>
          </table:table-cell>
          <table:table-cell table:number-columns-repeated="2"/>
          <table:table-cell office:value-type="time" office:time-value="PT07H38M00S">
            <text:p>7.38</text:p>
          </table:table-cell>
          <table:table-cell office:value-type="time" office:time-value="PT15H36M00S">
            <text:p>15.36</text:p>
          </table:table-cell>
          <table:table-cell table:formula="oooc:=[.F72]-[.E72]" office:value-type="time" office:time-value="PT07H58M00S">
            <text:p>7.58</text:p>
          </table:table-cell>
          <table:table-cell table:number-columns-repeated="249"/>
        </table:table-row>
        <table:table-row table:style-name="ro1">
          <table:table-cell office:value-type="date" office:date-value="2006-05-24">
            <text:p>24/05/2006</text:p>
          </table:table-cell>
          <table:table-cell office:value-type="string">
            <text:p>Bianchi</text:p>
          </table:table-cell>
          <table:table-cell table:number-columns-repeated="2"/>
          <table:table-cell office:value-type="time" office:time-value="PT07H31M00S">
            <text:p>7.31</text:p>
          </table:table-cell>
          <table:table-cell office:value-type="time" office:time-value="PT15H48M00S">
            <text:p>15.48</text:p>
          </table:table-cell>
          <table:table-cell table:formula="oooc:=[.F73]-[.E73]" office:value-type="time" office:time-value="PT08H17M00S">
            <text:p>8.17</text:p>
          </table:table-cell>
          <table:table-cell table:number-columns-repeated="249"/>
        </table:table-row>
        <table:table-row table:style-name="ro1">
          <table:table-cell office:value-type="date" office:date-value="2006-05-24">
            <text:p>24/05/2006</text:p>
          </table:table-cell>
          <table:table-cell office:value-type="string">
            <text:p>Rossi</text:p>
          </table:table-cell>
          <table:table-cell table:number-columns-repeated="2"/>
          <table:table-cell office:value-type="time" office:time-value="PT08H23M00S">
            <text:p>8.23</text:p>
          </table:table-cell>
          <table:table-cell office:value-type="time" office:time-value="PT16H28M00S">
            <text:p>16.28</text:p>
          </table:table-cell>
          <table:table-cell table:formula="oooc:=[.F74]-[.E74]" office:value-type="time" office:time-value="PT08H05M00S">
            <text:p>8.05</text:p>
          </table:table-cell>
          <table:table-cell table:number-columns-repeated="249"/>
        </table:table-row>
        <table:table-row table:style-name="ro1">
          <table:table-cell office:value-type="date" office:date-value="2006-05-24">
            <text:p>24/05/2006</text:p>
          </table:table-cell>
          <table:table-cell office:value-type="string">
            <text:p>Verdi</text:p>
          </table:table-cell>
          <table:table-cell table:number-columns-repeated="2"/>
          <table:table-cell office:value-type="time" office:time-value="PT07H58M00S">
            <text:p>7.58</text:p>
          </table:table-cell>
          <table:table-cell office:value-type="time" office:time-value="PT16H20M00S">
            <text:p>16.20</text:p>
          </table:table-cell>
          <table:table-cell table:formula="oooc:=[.F75]-[.E75]" office:value-type="time" office:time-value="PT08H22M00S">
            <text:p>8.22</text:p>
          </table:table-cell>
          <table:table-cell table:number-columns-repeated="249"/>
        </table:table-row>
        <table:table-row table:style-name="ro1">
          <table:table-cell office:value-type="date" office:date-value="2006-05-24">
            <text:p>24/05/2006</text:p>
          </table:table-cell>
          <table:table-cell office:value-type="string">
            <text:p>Neri</text:p>
          </table:table-cell>
          <table:table-cell table:number-columns-repeated="2"/>
          <table:table-cell office:value-type="time" office:time-value="PT08H26M00S">
            <text:p>8.26</text:p>
          </table:table-cell>
          <table:table-cell office:value-type="time" office:time-value="PT15H55M00S">
            <text:p>15.55</text:p>
          </table:table-cell>
          <table:table-cell table:formula="oooc:=[.F76]-[.E76]" office:value-type="time" office:time-value="PT07H29M00S">
            <text:p>7.29</text:p>
          </table:table-cell>
          <table:table-cell table:number-columns-repeated="249"/>
        </table:table-row>
        <table:table-row table:style-name="ro1">
          <table:table-cell office:value-type="date" office:date-value="2006-05-24">
            <text:p>24/05/2006</text:p>
          </table:table-cell>
          <table:table-cell office:value-type="string">
            <text:p>Gialli</text:p>
          </table:table-cell>
          <table:table-cell table:number-columns-repeated="2"/>
          <table:table-cell office:value-type="time" office:time-value="PT07H44M00S">
            <text:p>7.44</text:p>
          </table:table-cell>
          <table:table-cell office:value-type="time" office:time-value="PT16H22M00S">
            <text:p>16.22</text:p>
          </table:table-cell>
          <table:table-cell table:formula="oooc:=[.F77]-[.E77]" office:value-type="time" office:time-value="PT08H38M00S">
            <text:p>8.38</text:p>
          </table:table-cell>
          <table:table-cell table:number-columns-repeated="249"/>
        </table:table-row>
        <table:table-row table:style-name="ro1">
          <table:table-cell office:value-type="date" office:date-value="2006-05-25">
            <text:p>25/05/2006</text:p>
          </table:table-cell>
          <table:table-cell office:value-type="string">
            <text:p>Bianchi</text:p>
          </table:table-cell>
          <table:table-cell table:number-columns-repeated="2"/>
          <table:table-cell office:value-type="time" office:time-value="PT07H49M00S">
            <text:p>7.49</text:p>
          </table:table-cell>
          <table:table-cell office:value-type="time" office:time-value="PT15H33M00S">
            <text:p>15.33</text:p>
          </table:table-cell>
          <table:table-cell table:formula="oooc:=[.F78]-[.E78]" office:value-type="time" office:time-value="PT07H44M00S">
            <text:p>7.44</text:p>
          </table:table-cell>
          <table:table-cell table:number-columns-repeated="249"/>
        </table:table-row>
        <table:table-row table:style-name="ro1">
          <table:table-cell office:value-type="date" office:date-value="2006-05-25">
            <text:p>25/05/2006</text:p>
          </table:table-cell>
          <table:table-cell office:value-type="string">
            <text:p>Rossi</text:p>
          </table:table-cell>
          <table:table-cell table:number-columns-repeated="2"/>
          <table:table-cell office:value-type="time" office:time-value="PT08H23M00S">
            <text:p>8.23</text:p>
          </table:table-cell>
          <table:table-cell office:value-type="time" office:time-value="PT15H51M00S">
            <text:p>15.51</text:p>
          </table:table-cell>
          <table:table-cell table:formula="oooc:=[.F79]-[.E79]" office:value-type="time" office:time-value="PT07H28M00S">
            <text:p>7.28</text:p>
          </table:table-cell>
          <table:table-cell table:number-columns-repeated="249"/>
        </table:table-row>
        <table:table-row table:style-name="ro1">
          <table:table-cell office:value-type="date" office:date-value="2006-05-25">
            <text:p>25/05/2006</text:p>
          </table:table-cell>
          <table:table-cell office:value-type="string">
            <text:p>Verdi</text:p>
          </table:table-cell>
          <table:table-cell table:number-columns-repeated="2"/>
          <table:table-cell office:value-type="time" office:time-value="PT07H50M00S">
            <text:p>7.50</text:p>
          </table:table-cell>
          <table:table-cell office:value-type="time" office:time-value="PT16H36M00S">
            <text:p>16.36</text:p>
          </table:table-cell>
          <table:table-cell table:formula="oooc:=[.F80]-[.E80]" office:value-type="time" office:time-value="PT08H46M00S">
            <text:p>8.46</text:p>
          </table:table-cell>
          <table:table-cell table:number-columns-repeated="249"/>
        </table:table-row>
        <table:table-row table:style-name="ro1">
          <table:table-cell office:value-type="date" office:date-value="2006-05-25">
            <text:p>25/05/2006</text:p>
          </table:table-cell>
          <table:table-cell office:value-type="string">
            <text:p>Neri</text:p>
          </table:table-cell>
          <table:table-cell table:number-columns-repeated="2"/>
          <table:table-cell office:value-type="time" office:time-value="PT08H12M00S">
            <text:p>8.12</text:p>
          </table:table-cell>
          <table:table-cell office:value-type="time" office:time-value="PT16H27M00S">
            <text:p>16.27</text:p>
          </table:table-cell>
          <table:table-cell table:formula="oooc:=[.F81]-[.E81]" office:value-type="time" office:time-value="PT08H15M00S">
            <text:p>8.15</text:p>
          </table:table-cell>
          <table:table-cell table:number-columns-repeated="249"/>
        </table:table-row>
        <table:table-row table:style-name="ro1">
          <table:table-cell office:value-type="date" office:date-value="2006-05-25">
            <text:p>25/05/2006</text:p>
          </table:table-cell>
          <table:table-cell office:value-type="string">
            <text:p>Gialli</text:p>
          </table:table-cell>
          <table:table-cell table:number-columns-repeated="2"/>
          <table:table-cell office:value-type="time" office:time-value="PT08H05M00S">
            <text:p>8.05</text:p>
          </table:table-cell>
          <table:table-cell office:value-type="time" office:time-value="PT16H16M00S">
            <text:p>16.16</text:p>
          </table:table-cell>
          <table:table-cell table:formula="oooc:=[.F82]-[.E82]" office:value-type="time" office:time-value="PT08H11M00S">
            <text:p>8.11</text:p>
          </table:table-cell>
          <table:table-cell table:number-columns-repeated="249"/>
        </table:table-row>
      </table:table>
      <table:table table:name="Stipendi" table:style-name="ta3" table:print="false">
        <table:table-column table:style-name="co9" table:default-cell-style-name="ce14"/>
        <table:table-column table:style-name="co10" table:default-cell-style-name="ce14"/>
        <table:table-column table:style-name="co9" table:number-columns-repeated="254" table:default-cell-style-name="ce14"/>
        <table:table-row table:style-name="ro3">
          <table:table-cell table:number-columns-repeated="256"/>
        </table:table-row>
        <table:table-row table:style-name="ro3">
          <table:table-cell/>
          <table:table-cell table:style-name="ce15" office:value-type="string">
            <text:p>Tariffa oraria</text:p>
          </table:table-cell>
          <table:table-cell table:style-name="ce22" office:value-type="float" office:value="25">
            <text:p>25</text:p>
          </table:table-cell>
          <table:table-cell table:number-columns-repeated="253"/>
        </table:table-row>
        <table:table-row table:style-name="ro3">
          <table:table-cell/>
          <table:table-cell table:style-name="ce16" office:value-type="string">
            <text:p>Ore di lavoro</text:p>
          </table:table-cell>
          <table:table-cell table:style-name="ce23" office:value-type="float" office:value="7">
            <text:p>7</text:p>
          </table:table-cell>
          <table:table-cell table:number-columns-repeated="253"/>
        </table:table-row>
        <table:table-row table:style-name="ro3">
          <table:table-cell/>
          <table:table-cell table:style-name="ce17" office:value-type="string">
            <text:p>Tariffa straordinaria</text:p>
          </table:table-cell>
          <table:table-cell table:style-name="ce24" office:value-type="float" office:value="35">
            <text:p>35</text:p>
          </table:table-cell>
          <table:table-cell table:number-columns-repeated="253"/>
        </table:table-row>
        <table:table-row table:style-name="ro3">
          <table:table-cell/>
          <table:table-cell table:style-name="ce18" office:value-type="string">
            <text:p>Ore di straordinario</text:p>
          </table:table-cell>
          <table:table-cell table:style-name="ce25" office:value-type="float" office:value="1.5">
            <text:p>1,5</text:p>
          </table:table-cell>
          <table:table-cell table:number-columns-repeated="253"/>
        </table:table-row>
        <table:table-row table:style-name="ro3">
          <table:table-cell table:number-columns-repeated="3"/>
          <table:table-cell table:style-name="ce28" office:value-type="string" table:number-columns-spanned="4" table:number-rows-spanned="1">
            <text:p>Ore di lavoro</text:p>
          </table:table-cell>
          <table:covered-table-cell table:number-columns-repeated="2" table:style-name="ce32"/>
          <table:covered-table-cell table:style-name="ce33"/>
          <table:table-cell table:number-columns-repeated="249"/>
        </table:table-row>
        <table:table-row table:style-name="ro3">
          <table:table-cell/>
          <table:table-cell table:style-name="ce19" office:value-type="string">
            <text:p>TOTALE</text:p>
          </table:table-cell>
          <table:table-cell table:style-name="ce26"/>
          <table:table-cell table:style-name="ce29" office:value-type="float" office:value="7">
            <text:p>7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</text:p>
          </table:table-cell>
          <table:table-cell table:style-name="ce34" office:value-type="float" office:value="8.5">
            <text:p>8,5</text:p>
          </table:table-cell>
          <table:table-cell table:number-columns-repeated="249"/>
        </table:table-row>
        <table:table-row table:style-name="ro3">
          <table:table-cell/>
          <table:table-cell table:style-name="ce20" office:value-type="string" table:number-columns-spanned="1" table:number-rows-spanned="4">
            <text:p>Ore di straordinario</text:p>
          </table:table-cell>
          <table:table-cell table:style-name="ce27" office:value-type="float" office:value="1.5">
            <text:p>1,5</text:p>
          </table:table-cell>
          <table:table-cell table:style-name="ce30" table:number-columns-repeated="3"/>
          <table:table-cell table:style-name="ce35"/>
          <table:table-cell table:number-columns-repeated="249"/>
        </table:table-row>
        <table:table-row table:style-name="ro3">
          <table:table-cell/>
          <table:covered-table-cell table:style-name="ce21"/>
          <table:table-cell table:style-name="ce27" office:value-type="float" office:value="1">
            <text:p>1</text:p>
          </table:table-cell>
          <table:table-cell table:style-name="ce30" table:number-columns-repeated="3"/>
          <table:table-cell table:style-name="ce35"/>
          <table:table-cell table:number-columns-repeated="249"/>
        </table:table-row>
        <table:table-row table:style-name="ro3">
          <table:table-cell/>
          <table:covered-table-cell table:style-name="ce21"/>
          <table:table-cell table:style-name="ce27" office:value-type="float" office:value="0.5">
            <text:p>0,5</text:p>
          </table:table-cell>
          <table:table-cell table:style-name="ce30" table:number-columns-repeated="3"/>
          <table:table-cell table:style-name="ce35"/>
          <table:table-cell table:number-columns-repeated="249"/>
        </table:table-row>
        <table:table-row table:style-name="ro3">
          <table:table-cell/>
          <table:covered-table-cell table:style-name="ce20"/>
          <table:table-cell table:style-name="ce18" office:value-type="float" office:value="0">
            <text:p>0</text:p>
          </table:table-cell>
          <table:table-cell table:style-name="ce31" table:number-columns-repeated="3"/>
          <table:table-cell table:style-name="ce36"/>
          <table:table-cell table:number-columns-repeated="249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20">
      <number:month number:textual="true"/>
      <number:text>-</number:text>
      <number:year number:style="long"/>
    </number:date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/07/2006</text:date>, <text:time>13.02.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Bolle" style:display-name="PageStyle_Boll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ntrate_5f_Uscite" style:display-name="PageStyle_Entrate_Uscit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ipendi" style:display-name="PageStyle_Stipendi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5-25T23:04:18</meta:creation-date>
    <dc:creator>Marco</dc:creator>
    <dc:date>2006-05-26T00:08:12</dc:date>
    <meta:print-date>2006-07-14T12:39:52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408"/>
  </office:meta>
</office:document-meta>
</file>